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5e8ac7" draw:opacity="100%" draw:textarea-horizontal-align="justify" draw:textarea-vertical-align="middle" draw:auto-grow-height="false" fo:min-height="7.562cm" fo:min-width="9.9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18cm" fo:min-width="5.9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03cm" fo:min-width="6.6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0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80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8" style:family="graphic" style:parent-style-name="standard">
      <style:graphic-properties draw:fill="solid" draw:fill-color="#5e8ac7" draw:textarea-horizontal-align="justify" draw:textarea-vertical-align="middle" draw:auto-grow-height="false" fo:min-height="3.8cm" fo:min-width="9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03cm" fo:min-width="2.619cm"/>
    </style:style>
    <style:style style:name="gr10" style:family="graphic" style:parent-style-name="objectwithoutfill">
      <style:graphic-properties svg:stroke-color="#ff950e" draw:marker-start="" draw:marker-end="Arrow" draw:marker-end-width="0.508cm" draw:fill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03cm" fo:min-width="9.112cm"/>
    </style:style>
    <style:style style:name="gr12" style:family="graphic" style:parent-style-name="objectwithoutfill">
      <style:graphic-properties svg:stroke-color="#ff950e" draw:marker-end="Arrow" draw:marker-end-width="0.508cm" draw:fill="none"/>
    </style:style>
    <style:style style:name="gr13" style:family="graphic" style:parent-style-name="standard">
      <style:graphic-properties draw:fill="solid" draw:fill-color="#5e8ac7" draw:opacity="100%" draw:textarea-horizontal-align="justify" draw:textarea-vertical-align="middle" draw:auto-grow-height="false" fo:min-height="7.562cm" fo:min-width="8.502cm"/>
    </style:style>
    <style:style style:name="gr14" style:family="graphic" style:parent-style-name="standard">
      <style:graphic-properties draw:fill="solid" draw:fill-color="#5e8ac7" draw:textarea-horizontal-align="justify" draw:textarea-vertical-align="middle" draw:auto-grow-height="false" fo:min-height="2.858cm" fo:min-width="7.078cm"/>
    </style:style>
    <style:style style:name="gr15" style:family="graphic" style:parent-style-name="standard">
      <style:graphic-properties draw:fill="solid" draw:fill-color="#5e8ac7" draw:textarea-horizontal-align="justify" draw:textarea-vertical-align="middle" draw:auto-grow-height="false" fo:min-height="4.27cm" fo:min-width="9.9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03cm" fo:min-width="0.7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03cm" fo:min-width="2.11cm"/>
    </style:style>
    <style:style style:name="gr18" style:family="graphic" style:parent-style-name="standard">
      <style:graphic-properties draw:stroke="solid" svg:stroke-width="0.66cm" svg:stroke-color="#ffffff" draw:marker-start-width="1.84cm" draw:marker-end-width="1.84cm" draw:fill="solid" draw:fill-color="#5e8ac7" draw:textarea-horizontal-align="justify" draw:textarea-vertical-align="middle" draw:auto-grow-height="false" fo:min-height="5.02cm" fo:min-width="3.844cm" fo:padding-top="0.43cm" fo:padding-bottom="0.43cm" fo:padding-left="0.43cm" fo:padding-right="0.43cm"/>
    </style:style>
    <style:style style:name="gr19" style:family="graphic" style:parent-style-name="objectwithoutfill">
      <style:graphic-properties draw:fill="none"/>
    </style:style>
    <style:style style:name="gr20" style:family="graphic" style:parent-style-name="objectwithoutfill">
      <style:graphic-properties svg:stroke-width="1.016cm" svg:stroke-color="#ffffff" draw:marker-start-width="2.921cm" draw:marker-end-width="2.921cm" draw:fill="none" fo:padding-top="0.558cm" fo:padding-bottom="0.558cm" fo:padding-left="0.558cm" fo:padding-right="0.5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83cm"/>
    </style:style>
    <style:style style:name="gr23" style:family="graphic" style:parent-style-name="standard">
      <style:graphic-properties draw:fill="solid" draw:fill-color="#5e8ac7" draw:textarea-horizontal-align="justify" draw:textarea-vertical-align="middle" draw:auto-grow-height="false" fo:min-height="2.624cm" fo:min-width="5.446cm"/>
    </style:style>
    <style:style style:name="gr24" style:family="graphic" style:parent-style-name="standard">
      <style:graphic-properties draw:stroke="dash" draw:stroke-dash="Fine_20_Dashed" svg:stroke-width="0.159cm" svg:stroke-color="#808080" draw:marker-start-width="0.438cm" draw:marker-end-width="0.438cm" draw:textarea-horizontal-align="justify" draw:textarea-vertical-align="middle" draw:auto-grow-height="false" fo:min-height="2.152cm" fo:min-width="4.74cm" fo:padding-top="0.179cm" fo:padding-bottom="0.179cm" fo:padding-left="0.179cm" fo:padding-right="0.179cm"/>
    </style:style>
    <style:style style:name="gr25" style:family="graphic" style:parent-style-name="standard">
      <style:graphic-properties draw:fill="solid" draw:fill-color="#5e8ac7" draw:textarea-horizontal-align="justify" draw:textarea-vertical-align="middle" draw:auto-grow-height="false" fo:min-height="1.575cm" fo:min-width="4.976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.578cm" fo:min-width="2.34cm"/>
    </style:style>
    <style:style style:name="gr27" style:family="graphic" style:parent-style-name="objectwithoutfill">
      <style:graphic-properties svg:stroke-color="#ff950e" draw:marker-end="Arrow" draw:marker-end-width="0.3cm" draw:fill="none"/>
    </style:style>
    <style:style style:name="gr28" style:family="graphic" style:parent-style-name="objectwithoutfill">
      <style:graphic-properties svg:stroke-color="#ff950e" draw:marker-start="Arrow" draw:marker-start-width="0.305cm" draw:marker-end="" draw:marker-end-width="0.3cm" draw:fill="none"/>
    </style:style>
    <style:style style:name="gr29" style:family="graphic" style:parent-style-name="standard">
      <style:graphic-properties draw:stroke="dash" draw:stroke-dash="Fine_20_Dashed" svg:stroke-width="0.159cm" svg:stroke-color="#808080" draw:marker-start-width="0.438cm" draw:marker-end-width="0.438cm" draw:textarea-horizontal-align="justify" draw:textarea-vertical-align="middle" draw:auto-grow-height="false" fo:min-height="1.994cm" fo:min-width="4.582cm" fo:padding-top="0.179cm" fo:padding-bottom="0.179cm" fo:padding-left="0.179cm" fo:padding-right="0.179cm"/>
    </style:style>
    <style:style style:name="gr30" style:family="graphic" style:parent-style-name="standard">
      <style:graphic-properties draw:stroke="solid" draw:marker-start="Arrow" draw:marker-start-width="0.3cm" draw:marker-end="Arrow" draw:marker-end-width="0.3cm"/>
    </style:style>
    <style:style style:name="gr31" style:family="graphic" style:parent-style-name="standard">
      <style:graphic-properties draw:stroke="solid" draw:marker-start="" draw:marker-start-width="0.3cm"/>
    </style:style>
    <style:style style:name="gr32" style:family="graphic" style:parent-style-name="standard">
      <style:graphic-properties draw:fill="solid" draw:fill-color="#5e8ac7" draw:textarea-horizontal-align="justify" draw:textarea-vertical-align="middle" draw:auto-grow-height="false" fo:min-height="1.884cm" fo:min-width="4.9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4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notes">
      <style:graphic-properties draw:fill-color="#ffffff" draw:auto-grow-height="true" fo:min-height="12.464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text-properties fo:color="#cccccc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="solid" draw:fill-color="#5e8ac7" draw:opacity="100%"/>
      <style:paragraph-properties fo:margin-left="0.051cm" fo:margin-right="0cm" fo:text-align="center" fo:text-indent="0cm"/>
      <style:text-properties fo:color="#ffffff" fo:font-size="28pt" style:font-size-asian="28pt" style:font-size-complex="28pt"/>
    </style:style>
    <style:style style:name="P4" style:family="paragraph">
      <loext:graphic-properties draw:fill="none" draw:fill-color="#ffffff"/>
      <style:text-properties fo:color="#ffffff" fo:font-size="32pt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loext:graphic-properties draw:fill="solid" draw:fill-color="#5e8ac7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="solid" draw:fill-color="#5e8ac7"/>
      <style:paragraph-properties fo:text-align="center"/>
      <style:text-properties fo:color="#ffffff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808080"/>
    </style:style>
    <style:style style:name="P15" style:family="paragraph">
      <loext:graphic-properties draw:fill="solid" draw:fill-color="#5e8ac7"/>
      <style:paragraph-properties fo:text-align="center"/>
      <style:text-properties fo:color="#ffffff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ff950e"/>
    </style:style>
    <style:style style:name="P18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cccccc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color="#ed1c24" style:text-line-through-style="none" style:text-line-through-type="non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808080"/>
    </style:style>
    <style:style style:name="T8" style:family="text">
      <style:text-properties fo:color="#ff950e"/>
    </style:style>
    <style:style style:name="T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Optimizing tracing in the Linux kernel</text:p>
          </draw:text-box>
        </draw:frame>
        <draw:frame presentation:style-name="pr1" draw:text-style-name="P1" draw:layer="layout" svg:width="29.972cm" svg:height="4.306cm" svg:x="1.524cm" svg:y="15.24cm" presentation:class="subtitle" presentation:user-transformed="true">
          <draw:text-box>
            <text:p><text:span text:style-name="T1">Dušan Živanović</text:span></text:p>
            <text:p><text:span text:style-name="T1">Supervisor: Dr Lucian Carat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g>
          <draw:custom-shape draw:style-name="gr2" draw:text-style-name="P3" draw:layer="layout" svg:width="10.922cm" svg:height="8.382cm" svg:x="11.204cm" svg:y="5.33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text-style-name="P4" draw:layer="layout" svg:width="6.141cm" svg:height="1.518cm" svg:x="13.49cm" svg:y="5.848cm">
            <draw:text-box>
              <text:p><text:span text:style-name="T2">Function A</text:span></text:p>
            </draw:text-box>
          </draw:frame>
          <draw:frame draw:style-name="gr4" draw:text-style-name="P5" draw:layer="layout" svg:width="6.814cm" svg:height="1.103cm" svg:x="11.756cm" svg:y="7.644cm">
            <draw:text-box>
              <text:p><text:span text:style-name="T3">print(arguments)</text:span></text:p>
            </draw:text-box>
          </draw:frame>
          <draw:frame draw:style-name="gr5" draw:text-style-name="P5" draw:layer="layout" svg:width="0.939cm" svg:height="1.103cm" svg:x="11.789cm" svg:y="8.803cm">
            <draw:text-box>
              <text:p><text:span text:style-name="T3">...</text:span></text:p>
            </draw:text-box>
          </draw:frame>
        </draw:g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custom-shape draw:style-name="gr2" draw:text-style-name="P3" draw:layer="layout" svg:width="10.922cm" svg:height="8.382cm" svg:x="5.08cm" svg:y="6.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6.141cm" svg:height="1.518cm" svg:x="7.366cm" svg:y="6.864cm">
          <draw:text-box>
            <text:p><text:span text:style-name="T2">Function A</text:span></text:p>
          </draw:text-box>
        </draw:frame>
        <draw:frame draw:style-name="gr6" draw:text-style-name="P5" xml:id="id4" draw:id="id4" draw:layer="layout" svg:width="1.193cm" svg:height="2.005cm" svg:x="5.665cm" svg:y="9.368cm">
          <draw:text-box>
            <text:p><text:span text:style-name="T3">...</text:span></text:p>
          </draw:text-box>
        </draw:frame>
        <draw:frame draw:style-name="gr7" draw:text-style-name="P5" xml:id="id1" draw:id="id1" draw:layer="layout" svg:width="2.298cm" svg:height="1.103cm" svg:x="5.576cm" svg:y="8.636cm">
          <draw:text-box>
            <text:p><text:span text:style-name="T3">call</text:span></text:p>
          </draw:text-box>
        </draw:frame>
        <draw:custom-shape draw:style-name="gr8" draw:text-style-name="P7" draw:layer="layout" svg:width="10.922cm" svg:height="4.318cm" svg:x="19.304cm" svg:y="5.58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5" xml:id="id2" draw:id="id2" draw:layer="layout" svg:width="7.068cm" svg:height="1.103cm" svg:x="19.812cm" svg:y="6.096cm">
          <draw:text-box>
            <text:p><text:span text:style-name="T3"><text:s/></text:span><text:span text:style-name="T3">print(arguments)</text:span></text:p>
          </draw:text-box>
        </draw:frame>
        <draw:frame draw:style-name="gr9" draw:text-style-name="P5" xml:id="id3" draw:id="id3" draw:layer="layout" svg:width="2.819cm" svg:height="1.103cm" svg:x="19.766cm" svg:y="8.197cm">
          <draw:text-box>
            <text:p><text:span text:style-name="T3"><text:s/></text:span><text:span text:style-name="T3">return</text:span></text:p>
          </draw:text-box>
        </draw:frame>
        <draw:connector draw:style-name="gr10" draw:text-style-name="P8" draw:layer="layout" draw:type="curve" svg:x1="7.874cm" svg:y1="9.187cm" svg:x2="19.812cm" svg:y2="6.647cm" draw:start-shape="id1" draw:start-glue-point="1" draw:end-shape="id2" draw:end-glue-point="3" svg:d="M7874 9187c8953 0 2985-2540 11938-2540" svg:viewBox="0 0 11939 2541">
          <text:p/>
        </draw:connector>
        <draw:frame draw:style-name="gr11" draw:text-style-name="P5" draw:layer="layout" svg:width="9.312cm" svg:height="1.103cm" svg:x="20.067cm" svg:y="7.098cm">
          <draw:text-box>
            <text:p><text:span text:style-name="T3">Instruction we replaced</text:span></text:p>
          </draw:text-box>
        </draw:frame>
        <draw:connector draw:style-name="gr12" draw:text-style-name="P8" draw:layer="layout" draw:type="curve" svg:x1="19.766cm" svg:y1="8.748cm" svg:x2="6.858cm" svg:y2="10.37cm" draw:start-shape="id3" draw:start-glue-point="3" draw:end-shape="id4" draw:end-glue-point="1" svg:d="M19766 8748c-9681 0-3227 1622-12908 1622" svg:viewBox="0 0 12909 1623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Call-site tracing: kamprobes</text:p>
          </draw:text-box>
        </draw:frame>
        <draw:custom-shape draw:style-name="gr13" draw:text-style-name="P3" draw:layer="layout" svg:width="9.398cm" svg:height="8.382cm" svg:x="22.274cm" svg:y="5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6.141cm" svg:height="1.518cm" svg:x="24.06cm" svg:y="5.848cm">
          <draw:text-box>
            <text:p><text:span text:style-name="T2">Function A</text:span></text:p>
          </draw:text-box>
        </draw:frame>
        <draw:frame draw:style-name="gr6" draw:text-style-name="P5" xml:id="id8" draw:id="id8" draw:layer="layout" svg:width="1.525cm" svg:height="2.005cm" svg:x="22.859cm" svg:y="7.152cm">
          <draw:text-box>
            <text:p><text:span text:style-name="T3"><text:s/></text:span><text:span text:style-name="T3">...</text:span></text:p>
          </draw:text-box>
        </draw:frame>
        <draw:custom-shape draw:style-name="gr14" draw:text-style-name="P7" draw:layer="layout" svg:width="7.86cm" svg:height="3.302cm" svg:x="12.206cm" svg:y="15.2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5" xml:id="id6" draw:id="id6" draw:layer="layout" svg:width="7.068cm" svg:height="1.103cm" svg:x="12.336cm" svg:y="15.877cm">
          <draw:text-box>
            <text:p><text:span text:style-name="T3"><text:s/></text:span><text:span text:style-name="T3">print(arguments)</text:span></text:p>
          </draw:text-box>
        </draw:frame>
        <draw:frame draw:style-name="gr5" draw:text-style-name="P5" xml:id="id7" draw:id="id7" draw:layer="layout" svg:width="3.188cm" svg:height="1.103cm" svg:x="12.56cm" svg:y="17.019cm">
          <draw:text-box>
            <text:p><text:span text:style-name="T3">goto A</text:span></text:p>
          </draw:text-box>
        </draw:frame>
        <draw:custom-shape draw:style-name="gr15" draw:text-style-name="P7" draw:layer="layout" svg:width="10.922cm" svg:height="4.826cm" svg:x="0.762cm" svg:y="4.57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5" draw:layer="layout" svg:width="7.068cm" svg:height="1.103cm" svg:x="1.27cm" svg:y="5.08cm">
          <draw:text-box>
            <text:p><text:span text:style-name="T3"><text:s/></text:span><text:span text:style-name="T3">Function X:</text:span></text:p>
          </draw:text-box>
        </draw:frame>
        <draw:frame draw:style-name="gr16" draw:text-style-name="P5" draw:layer="layout" svg:width="0.939cm" svg:height="1.103cm" svg:x="1.524cm" svg:y="5.981cm">
          <draw:text-box>
            <text:p><text:span text:style-name="T3">...</text:span></text:p>
          </draw:text-box>
        </draw:frame>
        <draw:frame draw:style-name="gr17" draw:text-style-name="P5" draw:layer="layout" svg:width="2.31cm" svg:height="1.103cm" svg:x="1.525cm" svg:y="7.082cm">
          <draw:text-box>
            <text:p><text:span text:style-name="T3">call A</text:span></text:p>
          </draw:text-box>
        </draw:frame>
        <draw:frame draw:style-name="gr16" draw:text-style-name="P5" draw:layer="layout" svg:width="0.939cm" svg:height="1.103cm" svg:x="1.525cm" svg:y="7.982cm">
          <draw:text-box>
            <text:p><text:span text:style-name="T3">...</text:span></text:p>
          </draw:text-box>
        </draw:frame>
        <draw:custom-shape draw:style-name="gr15" draw:text-style-name="P7" draw:layer="layout" svg:width="10.922cm" svg:height="4.826cm" svg:x="0.762cm" svg:y="9.80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5" draw:layer="layout" svg:width="7.068cm" svg:height="1.103cm" svg:x="1.27cm" svg:y="10.414cm">
          <draw:text-box>
            <text:p><text:span text:style-name="T3"><text:s/></text:span><text:span text:style-name="T3">Function Y:</text:span></text:p>
          </draw:text-box>
        </draw:frame>
        <draw:frame draw:style-name="gr16" draw:text-style-name="P5" draw:layer="layout" svg:width="0.939cm" svg:height="1.103cm" svg:x="1.524cm" svg:y="11.315cm">
          <draw:text-box>
            <text:p><text:span text:style-name="T3">...</text:span></text:p>
          </draw:text-box>
        </draw:frame>
        <draw:frame draw:style-name="gr17" draw:text-style-name="P5" draw:layer="layout" svg:width="2.31cm" svg:height="1.103cm" svg:x="1.525cm" svg:y="12.416cm">
          <draw:text-box>
            <text:p><text:span text:style-name="T3">call A</text:span></text:p>
          </draw:text-box>
        </draw:frame>
        <draw:frame draw:style-name="gr16" draw:text-style-name="P5" draw:layer="layout" svg:width="0.939cm" svg:height="1.103cm" svg:x="1.525cm" svg:y="13.316cm">
          <draw:text-box>
            <text:p><text:span text:style-name="T3">...</text:span></text:p>
          </draw:text-box>
        </draw:frame>
        <draw:custom-shape draw:style-name="gr15" draw:text-style-name="P7" draw:layer="layout" svg:width="10.922cm" svg:height="4.826cm" svg:x="0.762cm" svg:y="15.08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5" draw:layer="layout" svg:width="7.068cm" svg:height="1.103cm" svg:x="1.27cm" svg:y="15.594cm">
          <draw:text-box>
            <text:p><text:span text:style-name="T3"><text:s/></text:span><text:span text:style-name="T3">Function Z:</text:span></text:p>
          </draw:text-box>
        </draw:frame>
        <draw:frame draw:style-name="gr16" draw:text-style-name="P5" draw:layer="layout" svg:width="0.939cm" svg:height="1.103cm" svg:x="1.524cm" svg:y="16.495cm">
          <draw:text-box>
            <text:p><text:span text:style-name="T3">...</text:span></text:p>
          </draw:text-box>
        </draw:frame>
        <draw:frame draw:style-name="gr5" draw:text-style-name="P5" xml:id="id5" draw:id="id5" draw:layer="layout" svg:width="2.793cm" svg:height="1.103cm" svg:x="1.525cm" svg:y="17.596cm">
          <draw:text-box>
            <text:p><text:span text:style-name="T3">call </text:span><text:span text:style-name="T4">A</text:span></text:p>
          </draw:text-box>
        </draw:frame>
        <draw:frame draw:style-name="gr16" draw:text-style-name="P5" draw:layer="layout" svg:width="0.939cm" svg:height="1.103cm" svg:x="1.525cm" svg:y="18.496cm">
          <draw:text-box>
            <text:p><text:span text:style-name="T3">...</text:span></text:p>
          </draw:text-box>
        </draw:frame>
        <draw:connector draw:style-name="gr12" draw:text-style-name="P8" draw:layer="layout" draw:type="curve" svg:x1="4.318cm" svg:y1="18.147cm" svg:x2="12.336cm" svg:y2="16.428cm" draw:start-shape="id5" draw:start-glue-point="1" draw:end-shape="id6" draw:end-glue-point="3" svg:d="M4318 18147c6013 0 2005-1719 8018-1719" svg:viewBox="0 0 8019 1720">
          <text:p/>
        </draw:connector>
        <draw:connector draw:style-name="gr12" draw:text-style-name="P8" draw:layer="layout" draw:type="curve" svg:x1="15.748cm" svg:y1="17.57cm" svg:x2="22.859cm" svg:y2="8.154cm" draw:start-shape="id7" draw:start-glue-point="1" draw:end-shape="id8" draw:end-glue-point="3" svg:d="M15748 17570c5334 0 1779-9416 7111-9416" svg:viewBox="0 0 7112 9417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custom-shape draw:style-name="gr18" draw:text-style-name="P7" draw:layer="layout" svg:width="5.08cm" svg:height="6.35cm" svg:x="18.002cm" svg:y="10.1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5" draw:layer="layout" svg:width="29.996cm" svg:height="3.506cm" svg:x="1.664cm" svg:y="0.337cm" presentation:class="title">
          <draw:text-box>
            <text:p>My project</text:p>
          </draw:text-box>
        </draw:frame>
        <draw:line draw:style-name="gr19" draw:text-style-name="P8" draw:layer="layout" svg:x1="1.524cm" svg:y1="13.462cm" svg:x2="30.226cm" svg:y2="13.462cm">
          <text:p/>
        </draw:line>
        <draw:line draw:style-name="gr20" draw:text-style-name="P8" draw:layer="layout" svg:x1="17.816cm" svg:y1="13.462cm" svg:x2="23.082cm" svg:y2="13.462cm">
          <text:p/>
        </draw:line>
        <draw:frame draw:style-name="gr21" draw:text-style-name="P10" draw:layer="layout" svg:width="4.33cm" svg:height="0.938cm" svg:x="0.994cm" svg:y="12.309cm">
          <draw:text-box>
            <text:p><text:span text:style-name="T5">Kernel Space</text:span></text:p>
          </draw:text-box>
        </draw:frame>
        <draw:frame draw:style-name="gr22" draw:text-style-name="P10" draw:layer="layout" svg:width="3.783cm" svg:height="0.938cm" svg:x="0.994cm" svg:y="13.61cm">
          <draw:text-box>
            <text:p><text:span text:style-name="T5">User Space</text:span></text:p>
          </draw:text-box>
        </draw:frame>
        <draw:custom-shape draw:style-name="gr23" draw:text-style-name="P12" draw:layer="layout" svg:width="6.096cm" svg:height="3.048cm" svg:x="7.09cm" svg:y="9.282cm">
          <text:p text:style-name="P11"><text:span text:style-name="T6">Kernel</text:span></text:p>
          <text:p text:style-name="P11"><text:span text:style-name="T6">modu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4" draw:layer="layout" svg:width="5.334cm" svg:height="2.54cm" svg:x="3.342cm" svg:y="5.472cm">
          <text:p text:style-name="P13"><text:span text:style-name="T7">eBP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5" draw:layer="layout" svg:width="5.588cm" svg:height="1.915cm" svg:x="7.344cm" svg:y="14.562cm">
          <text:p text:style-name="P13"><text:span text:style-name="T3">C librar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6" draw:layer="layout" svg:width="2.54cm" svg:height="1.778cm" svg:x="8.868cm" svg:y="12.584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9.66cm" svg:y1="14.008cm" svg:x2="9.66cm" svg:y2="12.738cm">
          <text:p/>
        </draw:line>
        <draw:line draw:style-name="gr28" draw:text-style-name="P8" draw:layer="layout" svg:x1="10.443cm" svg:y1="14.133cm" svg:x2="10.443cm" svg:y2="12.863cm">
          <text:p/>
        </draw:line>
        <draw:custom-shape draw:style-name="gr29" draw:text-style-name="P14" draw:layer="layout" svg:width="5.334cm" svg:height="2.54cm" svg:x="11.843cm" svg:y="5.473cm">
          <text:p text:style-name="P13"><text:span text:style-name="T7">kamprob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0" draw:text-style-name="P13" draw:layer="layout" svg:x1="9.022cm" svg:y1="6.742cm" svg:x2="11.562cm" svg:y2="6.742cm">
          <text:p/>
        </draw:line>
        <draw:line draw:style-name="gr31" draw:text-style-name="P13" draw:layer="layout" svg:x1="10.238cm" svg:y1="6.742cm" svg:x2="10.238cm" svg:y2="8.774cm">
          <text:p/>
        </draw:line>
        <draw:frame draw:style-name="gr7" draw:text-style-name="P17" draw:layer="layout" svg:width="0.939cm" svg:height="1.103cm" svg:x="5.82cm" svg:y="9.536cm">
          <draw:text-box>
            <text:p><text:span text:style-name="T8">1.</text:span></text:p>
          </draw:text-box>
        </draw:frame>
        <draw:frame draw:style-name="gr7" draw:text-style-name="P17" draw:layer="layout" svg:width="0.939cm" svg:height="1.103cm" svg:x="5.821cm" svg:y="14.437cm">
          <draw:text-box>
            <text:p><text:span text:style-name="T8">2.</text:span></text:p>
          </draw:text-box>
        </draw:frame>
        <draw:custom-shape draw:style-name="gr32" draw:text-style-name="P15" draw:layer="layout" svg:width="5.588cm" svg:height="2.25cm" svg:x="7.344cm" svg:y="17.562cm">
          <text:p text:style-name="P13"><text:span text:style-name="T3">End-to-end</text:span></text:p>
          <text:p text:style-name="P13"><text:span text:style-name="T3">test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17" draw:layer="layout" svg:width="0.939cm" svg:height="1.103cm" svg:x="5.822cm" svg:y="17.738cm">
          <draw:text-box>
            <text:p><text:span text:style-name="T8">3.</text:span></text:p>
          </draw:text-box>
        </draw:frame>
        <draw:line draw:style-name="gr27" draw:text-style-name="P8" draw:layer="layout" svg:x1="9.66cm" svg:y1="17.376cm" svg:x2="9.66cm" svg:y2="16.563cm">
          <text:p/>
        </draw:line>
        <draw:line draw:style-name="gr28" draw:text-style-name="P8" draw:layer="layout" svg:x1="10.36cm" svg:y1="17.502cm" svg:x2="10.36cm" svg:y2="16.689cm">
          <text:p/>
        </draw:line>
        <draw:custom-shape draw:style-name="gr29" draw:text-style-name="P14" draw:layer="layout" svg:width="5.334cm" svg:height="2.54cm" svg:x="24.144cm" svg:y="9.652cm">
          <text:p text:style-name="P13"><text:span text:style-name="T7">io_u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3" draw:text-style-name="P18" draw:layer="layout" svg:width="2.607cm" svg:height="1.505cm" svg:x="19.172cm" svg:y="11.03cm">
          <draw:text-box>
            <text:p text:style-name="P13"><text:span text:style-name="T9">eBPF</text:span></text:p>
            <text:p><text:span text:style-name="T9">program</text:span></text:p>
          </draw:text-box>
        </draw:frame>
        <draw:frame draw:style-name="gr34" draw:text-style-name="P19" draw:layer="layout" svg:width="3.81cm" svg:height="1.505cm" svg:x="18.764cm" svg:y="14.231cm">
          <draw:text-box>
            <text:p text:style-name="P13"><text:span text:style-name="T9">User space</text:span></text:p>
            <text:p text:style-name="P13"><text:span text:style-name="T9">program</text:span></text:p>
          </draw:text-box>
        </draw:frame>
        <draw:frame draw:style-name="gr7" draw:text-style-name="P17" draw:layer="layout" svg:width="0.939cm" svg:height="1.103cm" svg:x="16.921cm" svg:y="10.337cm">
          <draw:text-box>
            <text:p><text:span text:style-name="T8">4.</text:span></text:p>
          </draw:text-box>
        </draw:frame>
        <draw:custom-shape draw:style-name="gr29" draw:text-style-name="P14" draw:layer="layout" svg:width="5.334cm" svg:height="2.54cm" svg:x="24.245cm" svg:y="14.853cm">
          <text:p text:style-name="P13"><text:span text:style-name="T7">benchma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6" draw:layer="layout" svg:width="2.54cm" svg:height="1.778cm" svg:x="25.668cm" svg:y="12.584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26.46cm" svg:y1="14.008cm" svg:x2="26.46cm" svg:y2="12.738cm">
          <text:p/>
        </draw:line>
        <draw:line draw:style-name="gr28" draw:text-style-name="P8" draw:layer="layout" svg:x1="27.243cm" svg:y1="14.133cm" svg:x2="27.243cm" svg:y2="12.863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00:09:31.568356754</meta:creation-date>
    <meta:editing-duration>PT19M6S</meta:editing-duration>
    <meta:editing-cycles>6</meta:editing-cycles>
    <meta:generator>LibreOffice/6.0.7.3$Linux_X86_64 LibreOffice_project/00m0$Build-3</meta:generator>
    <dc:title>Vivid</dc:title>
    <dc:date>2020-02-06T09:42:00.054932932</dc:date>
    <meta:document-statistic meta:object-count="120"/>
  </office:meta>
</office:document-meta>
</file>